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</office:font-face-decls>
  <office:automatic-styles>
    <style:style style:name="P1" style:family="paragraph" style:parent-style-name="Standard">
      <style:text-properties style:font-name="Courier New" fo:font-size="14.0pt"/>
    </style:style>
    <style:style style:name="P2" style:family="paragraph" style:parent-style-name="Standard">
      <style:text-properties style:font-name="Courier New" fo:font-size="14.0pt" fo:color="#0066b3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# Import the rpart library</text:p>
      <text:p text:style-name="P1">library(rpart)</text:p>
      <text:p text:style-name="P1"/>
      <text:p text:style-name="P1"># Import the partykit library</text:p>
      <text:p text:style-name="P1">library(partykit)</text:p>
      <text:p text:style-name="P1"/>
      <text:p text:style-name="P1"># Read the data</text:p>
      <text:p text:style-name="P1">inputFile = './DT-Credit.csv'</text:p>
      <text:p text:style-name="P1">csvFileSeperator = ','</text:p>
      <text:p text:style-name="P1">data = read.csv(inputFile, header=TRUE,sep=csvFileSeperator)</text:p>
      <text:p text:style-name="P1"/>
      <text:p text:style-name="P1"># Print distinct Categories of data using STR fn</text:p>
      <text:p text:style-name="P1">print('*** The Raw Data Set ***')</text:p>
      <text:p text:style-name="P1">str(data)</text:p>
      <text:p text:style-name="P1"/>
      <text:p text:style-name="P2">'data.frame':<text:tab/>1000 obs. of <text:s/>32 variables:</text:p>
      <text:p text:style-name="P2"><text:s/>$ OBS. <text:s text:c="11"/>: int <text:s/>1 2 3 4 5 6 7 8 9 10 ...</text:p>
      <text:p text:style-name="P2"><text:s/>$ CHK_ACCT <text:s text:c="7"/>: int <text:s/>0 1 3 0 0 3 3 1 3 1 ...</text:p>
      <text:p text:style-name="P2"><text:s/>$ DURATION <text:s text:c="7"/>: int <text:s/>6 48 12 42 24 36 24 36 12 30 ...</text:p>
      <text:p text:style-name="P2"><text:s/>$ HISTORY <text:s text:c="8"/>: int <text:s/>4 2 4 2 3 2 2 2 2 4 ...</text:p>
      <text:p text:style-name="P2"><text:s/>$ NEW_CAR <text:s text:c="8"/>: int <text:s/>0 0 0 0 1 0 0 0 0 1 ...</text:p>
      <text:p text:style-name="P2"><text:s/>$ USED_CAR <text:s text:c="7"/>: int <text:s/>0 0 0 0 0 0 0 1 0 0 ...</text:p>
      <text:p text:style-name="P2"><text:s/>$ FURNITURE <text:s text:c="6"/>: int <text:s/>0 0 0 1 0 0 1 0 0 0 ...</text:p>
      <text:p text:style-name="P2"><text:s/>$ RADIO.TV <text:s text:c="7"/>: int <text:s/>1 1 0 0 0 0 0 0 1 0 ...</text:p>
      <text:p text:style-name="P2"><text:s/>$ EDUCATION <text:s text:c="6"/>: int <text:s/>0 0 1 0 0 1 0 0 0 0 ...</text:p>
      <text:p text:style-name="P2"><text:s/>$ RETRAINING <text:s text:c="5"/>: int <text:s/>0 0 0 0 0 0 0 0 0 0 ...</text:p>
      <text:p text:style-name="P2"><text:s/>$ AMOUNT <text:s text:c="9"/>: int <text:s/>1169 5951 2096 7882 4870 9055 2835 6948 3059 5234 ...</text:p>
      <text:p text:style-name="P2"><text:s/>$ SAV_ACCT <text:s text:c="7"/>: int <text:s/>4 0 0 0 0 4 2 0 3 0 ...</text:p>
      <text:p text:style-name="P2"><text:s/>$ EMPLOYMENT <text:s text:c="5"/>: int <text:s/>4 2 3 3 2 2 4 2 3 0 ...</text:p>
      <text:p text:style-name="P2"><text:s/>$ INSTALL_RATE <text:s text:c="3"/>: int <text:s/>4 2 2 2 3 2 3 2 2 4 ...</text:p>
      <text:p text:style-name="P2"><text:s/>$ MALE_DIV <text:s text:c="7"/>: int <text:s/>0 0 0 0 0 0 0 0 1 0 ...</text:p>
      <text:p text:style-name="P2"><text:s/>$ MALE_SINGLE <text:s text:c="4"/>: int <text:s/>1 0 1 1 1 1 1 1 0 0 ...</text:p>
      <text:p text:style-name="P2"><text:s/>$ MALE_MAR_or_WID : int <text:s/>0 0 0 0 0 0 0 0 0 1 ...</text:p>
      <text:p text:style-name="P2"><text:s/>$ CO.APPLICANT <text:s text:c="3"/>: int <text:s/>0 0 0 0 0 0 0 0 0 0 ...</text:p>
      <text:p text:style-name="P2"><text:s/>$ GUARANTOR <text:s text:c="6"/>: int <text:s/>0 0 0 1 0 0 0 0 0 0 ...</text:p>
      <text:p text:style-name="P2"><text:s/>$ PRESENT_RESIDENT: int <text:s/>4 2 3 4 4 4 4 2 4 2 ...</text:p>
      <text:p text:style-name="P2"><text:s/>$ REAL_ESTATE <text:s text:c="4"/>: int <text:s/>1 1 1 0 0 0 0 0 1 0 ...</text:p>
      <text:p text:style-name="P2"><text:s/>$ PROP_UNKN_NONE <text:s/>: int <text:s/>0 0 0 0 1 1 0 0 0 0 ...</text:p>
      <text:p text:style-name="P2"><text:s/>$ AGE <text:s text:c="12"/>: int <text:s/>67 22 49 45 53 35 53 35 61 28 ...</text:p>
      <text:p text:style-name="P2"><text:s/>$ OTHER_INSTALL <text:s text:c="2"/>: int <text:s/>0 0 0 0 0 0 0 0 0 0 ...</text:p>
      <text:p text:style-name="P2"><text:s/>$ RENT <text:s text:c="11"/>: int <text:s/>0 0 0 0 0 0 0 1 0 0 ...</text:p>
      <text:p text:style-name="P2"><text:s/>$ OWN_RES <text:s text:c="8"/>: int <text:s/>1 1 1 0 0 0 1 0 1 1 ...</text:p>
      <text:p text:style-name="P2"><text:s/>$ NUM_CREDITS <text:s text:c="4"/>: int <text:s/>2 1 1 1 2 1 1 1 1 2 ...</text:p>
      <text:p text:style-name="P2"><text:s/>$ JOB <text:s text:c="12"/>: int <text:s/>2 2 1 2 2 1 2 3 1 3 ...</text:p>
      <text:p text:style-name="P2"><text:s/>$ NUM_DEPENDENTS <text:s/>: int <text:s/>1 1 2 2 2 2 1 1 1 1 ...</text:p>
      <text:p text:style-name="P2"><text:s/>$ TELEPHONE <text:s text:c="6"/>: int <text:s/>1 0 0 0 0 1 0 1 0 0 ...</text:p>
      <text:p text:style-name="P2"><text:s/>$ FOREIGN <text:s text:c="8"/>: int <text:s/>0 0 0 0 0 0 0 0 0 0 ...</text:p>
      <text:p text:style-name="P2"><text:s/>$ RESPONSE <text:s text:c="7"/>: int <text:s/>1 0 1 1 0 1 1 1 1 0 ...</text:p>
      <text:p text:style-name="P1"/>
      <text:p text:style-name="P1"># Convert all features to factor and print it</text:p>
      <text:p text:style-name="P1">data[] = lapply(data[],factor)</text:p>
      <text:p text:style-name="P1">print('*** After Converting it to Factors***')</text:p>
      <text:p text:style-name="P1">str(data)</text:p>
      <text:p text:style-name="P1"/>
      <text:p text:style-name="P2">"*** After Converting it to Factors***"</text:p>
      <text:p text:style-name="P2">'data.frame':<text:tab/>1000 obs. of <text:s/>32 variables:</text:p>
      <text:p text:style-name="P2"><text:s/>$ OBS. <text:s text:c="11"/>: Factor w/ 1000 levels "1","2","3","4",..: 1 2 3 4 5 6 7 8 9 10 ...</text:p>
      <text:p text:style-name="P2"><text:s/>$ CHK_ACCT <text:s text:c="7"/>: Factor w/ 4 levels "0","1","2","3": 1 2 4 1 1 4 4 2 4 2 ...</text:p>
      <text:p text:style-name="P2"><text:s/>$ DURATION <text:s text:c="7"/>: Factor w/ 33 levels "4","5","6","7",..: 3 30 9 27 18 24 18 24 9 22 ...</text:p>
      <text:p text:style-name="P2"><text:s/>$ HISTORY <text:s text:c="8"/>: Factor w/ 5 levels "0","1","2","3",..: 5 3 5 3 4 3 3 3 3 5 ...</text:p>
      <text:p text:style-name="P2"><text:s/>$ NEW_CAR <text:s text:c="8"/>: Factor w/ 2 levels "0","1": 1 1 1 1 2 1 1 1 1 2 ...</text:p>
      <text:p text:style-name="P2"><text:s/>$ USED_CAR <text:s text:c="7"/>: Factor w/ 2 levels "0","1": 1 1 1 1 1 1 1 2 1 1 ...</text:p>
      <text:p text:style-name="P2"><text:s/>$ FURNITURE <text:s text:c="6"/>: Factor w/ 2 levels "0","1": 1 1 1 2 1 1 2 1 1 1 ...</text:p>
      <text:p text:style-name="P2"><text:s/>$ RADIO.TV <text:s text:c="7"/>: Factor w/ 2 levels "0","1": 2 2 1 1 1 1 1 1 2 1 ...</text:p>
      <text:p text:style-name="P2"><text:s/>$ EDUCATION <text:s text:c="6"/>: Factor w/ 2 levels "0","1": 1 1 2 1 1 2 1 1 1 1 ...</text:p>
      <text:p text:style-name="P2"><text:s/>$ RETRAINING <text:s text:c="5"/>: Factor w/ 2 levels "0","1": 1 1 1 1 1 1 1 1 1 1 ...</text:p>
      <text:p text:style-name="P2"><text:s/>$ AMOUNT <text:s text:c="9"/>: Factor w/ 921 levels "250","276","338",..: 143 771 391 849 735 870 534 814 563 748 ...</text:p>
      <text:p text:style-name="P2"><text:s/>$ SAV_ACCT <text:s text:c="7"/>: Factor w/ 5 levels "0","1","2","3",..: 5 1 1 1 1 5 3 1 4 1 ...</text:p>
      <text:p text:style-name="P2"><text:s/>$ EMPLOYMENT <text:s text:c="5"/>: Factor w/ 5 levels "0","1","2","3",..: 5 3 4 4 3 3 5 3 4 1 ...</text:p>
      <text:p text:style-name="P2"><text:s/>$ INSTALL_RATE <text:s text:c="3"/>: Factor w/ 4 levels "1","2","3","4": 4 2 2 2 3 2 3 2 2 4 ...</text:p>
      <text:p text:style-name="P2"><text:s/>$ MALE_DIV <text:s text:c="7"/>: Factor w/ 2 levels "0","1": 1 1 1 1 1 1 1 1 2 1 ...</text:p>
      <text:p text:style-name="P2"><text:s/>$ MALE_SINGLE <text:s text:c="4"/>: Factor w/ 2 levels "0","1": 2 1 2 2 2 2 2 2 1 1 ...</text:p>
      <text:p text:style-name="P2"><text:s/>$ MALE_MAR_or_WID : Factor w/ 2 levels "0","1": 1 1 1 1 1 1 1 1 1 2 ...</text:p>
      <text:p text:style-name="P2"><text:s/>$ CO.APPLICANT <text:s text:c="3"/>: Factor w/ 2 levels "0","1": 1 1 1 1 1 1 1 1 1 1 ...</text:p>
      <text:p text:style-name="P2"><text:s/>$ GUARANTOR <text:s text:c="6"/>: Factor w/ 2 levels "0","1": 1 1 1 2 1 1 1 1 1 1 ...</text:p>
      <text:p text:style-name="P2"><text:s/>$ PRESENT_RESIDENT: Factor w/ 4 levels "1","2","3","4": 4 2 3 4 4 4 4 2 4 2 ...</text:p>
      <text:p text:style-name="P2"><text:s/>$ REAL_ESTATE <text:s text:c="4"/>: Factor w/ 2 levels "0","1": 2 2 2 1 1 1 1 1 2 1 ...</text:p>
      <text:p text:style-name="P2"><text:s/>$ PROP_UNKN_NONE <text:s/>: Factor w/ 2 levels "0","1": 1 1 1 1 2 2 1 1 1 1 ...</text:p>
      <text:p text:style-name="P2"><text:s/>$ AGE <text:s text:c="12"/>: Factor w/ 53 levels "19","20","21",..: 49 4 31 27 35 17 35 17 43 10 ...</text:p>
      <text:p text:style-name="P2"><text:s/>$ OTHER_INSTALL <text:s text:c="2"/>: Factor w/ 2 levels "0","1": 1 1 1 1 1 1 1 1 1 1 ...</text:p>
      <text:p text:style-name="P2"><text:s/>$ RENT <text:s text:c="11"/>: Factor w/ 2 levels "0","1": 1 1 1 1 1 1 1 2 1 1 ...</text:p>
      <text:p text:style-name="P2"><text:s/>$ OWN_RES <text:s text:c="8"/>: Factor w/ 2 levels "0","1": 2 2 2 1 1 1 2 1 2 2 ...</text:p>
      <text:p text:style-name="P2"><text:s/>$ NUM_CREDITS <text:s text:c="4"/>: Factor w/ 4 levels "1","2","3","4": 2 1 1 1 2 1 1 1 1 2 ...</text:p>
      <text:p text:style-name="P2"><text:s/>$ JOB <text:s text:c="12"/>: Factor w/ 4 levels "0","1","2","3": 3 3 2 3 3 2 3 4 2 4 ...</text:p>
      <text:p text:style-name="P2"><text:s/>$ NUM_DEPENDENTS <text:s/>: Factor w/ 2 levels "1","2": 1 1 2 2 2 2 1 1 1 1 ...</text:p>
      <text:p text:style-name="P2"><text:s/>$ TELEPHONE <text:s text:c="6"/>: Factor w/ 2 levels "0","1": 2 1 1 1 1 2 1 2 1 1 ...</text:p>
      <text:p text:style-name="P2"><text:s/>$ FOREIGN <text:s text:c="8"/>: Factor w/ 2 levels "0","1": 1 1 1 1 1 1 1 1 1 1 ...</text:p>
      <text:p text:style-name="P2"><text:s/>$ RESPONSE <text:s text:c="7"/>: Factor w/ 2 levels "0","1": 2 1 2 2 1 2 2 2 2 1 ...</text:p>
      <text:p text:style-name="P2"/>
      <text:p text:style-name="P1"/>
      <text:p text:style-name="P1"># Now change only the required one DURATION, AGE and AMOUNT back into the numeric</text:p>
      <text:p text:style-name="P1">data[which(names(data) %in% c('DURATION', 'AGE', 'AMOUNT'))] = lapply(data[which(names(data) %in% c('DURATION', 'AGE', 'AMOUNT'))], function(x) as.numeric(as.character(x)))</text:p>
      <text:p text:style-name="P1">print('*** After converting the required back to numeric ***')</text:p>
      <text:p text:style-name="P1">str(data)</text:p>
      <text:p text:style-name="P1"/>
      <text:p text:style-name="P2">[1] "*** After Converting it to Factors***"</text:p>
      <text:p text:style-name="P2">'data.frame':<text:tab/>1000 obs. of <text:s/>32 variables:</text:p>
      <text:p text:style-name="P2"><text:s/>$ OBS. <text:s text:c="11"/>: Factor w/ 1000 levels "1","2","3","4",..: 1 2 3 4 5 6 7 8 9 10 ...</text:p>
      <text:p text:style-name="P2"><text:s/>$ CHK_ACCT <text:s text:c="7"/>: Factor w/ 4 levels "0","1","2","3": 1 2 4 1 1 4 4 2 4 2 ...</text:p>
      <text:p text:style-name="P2"><text:s/>$ DURATION <text:s text:c="7"/>: Factor w/ 33 levels "4","5","6","7",..: 3 30 9 27 18 24 18 24 9 22 ...</text:p>
      <text:p text:style-name="P2"><text:s/>$ HISTORY <text:s text:c="8"/>: Factor w/ 5 levels "0","1","2","3",..: 5 3 5 3 4 3 3 3 3 5 ...</text:p>
      <text:p text:style-name="P2"><text:s/>$ NEW_CAR <text:s text:c="8"/>: Factor w/ 2 levels "0","1": 1 1 1 1 2 1 1 1 1 2 ...</text:p>
      <text:p text:style-name="P2"><text:s/>$ USED_CAR <text:s text:c="7"/>: Factor w/ 2 levels "0","1": 1 1 1 1 1 1 1 2 1 1 ...</text:p>
      <text:p text:style-name="P2"><text:s/>$ FURNITURE <text:s text:c="6"/>: Factor w/ 2 levels "0","1": 1 1 1 2 1 1 2 1 1 1 ...</text:p>
      <text:p text:style-name="P2"><text:s/>$ RADIO.TV <text:s text:c="7"/>: Factor w/ 2 levels "0","1": 2 2 1 1 1 1 1 1 2 1 ...</text:p>
      <text:p text:style-name="P2"><text:s/>$ EDUCATION <text:s text:c="6"/>: Factor w/ 2 levels "0","1": 1 1 2 1 1 2 1 1 1 1 ...</text:p>
      <text:p text:style-name="P2"><text:s/>$ RETRAINING <text:s text:c="5"/>: Factor w/ 2 levels "0","1": 1 1 1 1 1 1 1 1 1 1 ...</text:p>
      <text:p text:style-name="P2"><text:s/>$ AMOUNT <text:s text:c="9"/>: Factor w/ 921 levels "250","276","338",..: 143 771 391 849 735 870 534 814 563 748 ...</text:p>
      <text:p text:style-name="P2"><text:s/>$ SAV_ACCT <text:s text:c="7"/>: Factor w/ 5 levels "0","1","2","3",..: 5 1 1 1 1 5 3 1 4 1 ...</text:p>
      <text:p text:style-name="P2"><text:s/>$ EMPLOYMENT <text:s text:c="5"/>: Factor w/ 5 levels "0","1","2","3",..: 5 3 4 4 3 3 5 3 4 1 ...</text:p>
      <text:p text:style-name="P2"><text:s/>$ INSTALL_RATE <text:s text:c="3"/>: Factor w/ 4 levels "1","2","3","4": 4 2 2 2 3 2 3 2 2 4 ...</text:p>
      <text:p text:style-name="P2"><text:s/>$ MALE_DIV <text:s text:c="7"/>: Factor w/ 2 levels "0","1": 1 1 1 1 1 1 1 1 2 1 ...</text:p>
      <text:p text:style-name="P2"><text:s/>$ MALE_SINGLE <text:s text:c="4"/>: Factor w/ 2 levels "0","1": 2 1 2 2 2 2 2 2 1 1 ...</text:p>
      <text:p text:style-name="P2"><text:s/>$ MALE_MAR_or_WID : Factor w/ 2 levels "0","1": 1 1 1 1 1 1 1 1 1 2 ...</text:p>
      <text:p text:style-name="P2"><text:s/>$ CO.APPLICANT <text:s text:c="3"/>: Factor w/ 2 levels "0","1": 1 1 1 1 1 1 1 1 1 1 ...</text:p>
      <text:p text:style-name="P2"><text:s/>$ GUARANTOR <text:s text:c="6"/>: Factor w/ 2 levels "0","1": 1 1 1 2 1 1 1 1 1 1 ...</text:p>
      <text:p text:style-name="P2"><text:s/>$ PRESENT_RESIDENT: Factor w/ 4 levels "1","2","3","4": 4 2 3 4 4 4 4 2 4 2 ...</text:p>
      <text:p text:style-name="P2"><text:s/>$ REAL_ESTATE <text:s text:c="4"/>: Factor w/ 2 levels "0","1": 2 2 2 1 1 1 1 1 2 1 ...</text:p>
      <text:p text:style-name="P2"><text:s/>$ PROP_UNKN_NONE <text:s/>: Factor w/ 2 levels "0","1": 1 1 1 1 2 2 1 1 1 1 ...</text:p>
      <text:p text:style-name="P2"><text:s/>$ AGE <text:s text:c="12"/>: Factor w/ 53 levels "19","20","21",..: 49 4 31 27 35 17 35 17 43 10 ...</text:p>
      <text:p text:style-name="P2"><text:s/>$ OTHER_INSTALL <text:s text:c="2"/>: Factor w/ 2 levels "0","1": 1 1 1 1 1 1 1 1 1 1 ...</text:p>
      <text:p text:style-name="P2"><text:s/>$ RENT <text:s text:c="11"/>: Factor w/ 2 levels "0","1": 1 1 1 1 1 1 1 2 1 1 ...</text:p>
      <text:p text:style-name="P2"><text:s/>$ OWN_RES <text:s text:c="8"/>: Factor w/ 2 levels "0","1": 2 2 2 1 1 1 2 1 2 2 ...</text:p>
      <text:p text:style-name="P2"><text:s/>$ NUM_CREDITS <text:s text:c="4"/>: Factor w/ 4 levels "1","2","3","4": 2 1 1 1 2 1 1 1 1 2 ...</text:p>
      <text:p text:style-name="P2"><text:s/>$ JOB <text:s text:c="12"/>: Factor w/ 4 levels "0","1","2","3": 3 3 2 3 3 2 3 4 2 4 ...</text:p>
      <text:p text:style-name="P2"><text:s/>$ NUM_DEPENDENTS <text:s/>: Factor w/ 2 levels "1","2": 1 1 2 2 2 2 1 1 1 1 ...</text:p>
      <text:p text:style-name="P2"><text:s/>$ TELEPHONE <text:s text:c="6"/>: Factor w/ 2 levels "0","1": 2 1 1 1 1 2 1 2 1 1 ...</text:p>
      <text:p text:style-name="P2"><text:s/>$ FOREIGN <text:s text:c="8"/>: Factor w/ 2 levels "0","1": 1 1 1 1 1 1 1 1 1 1 ...</text:p>
      <text:p text:style-name="P2"><text:s/>$ RESPONSE <text:s text:c="7"/>: Factor w/ 2 levels "0","1": 2 1 2 2 1 2 2 2 2 1 ...</text:p>
      <text:p text:style-name="P1"/>
      <text:p text:style-name="P1"># Remote the index column named OBS. from the data as it is useless</text:p>
      <text:p text:style-name="P1">data = data[ ,-which(names(data) %in% c('OBS.'))]</text:p>
      <text:p text:style-name="P1"/>
      <text:p text:style-name="P1"># Attach the data to the R search path so that the objects can be accesed by simply giving their name</text:p>
      <text:p text:style-name="P1">attach(data)</text:p>
      <text:p text:style-name="P1"/>
      <text:p text:style-name="P1"># From the DT model</text:p>
      <text:p text:style-name="P1">dtModel &lt;- rpart(RESPONSE~., data = data, control = rpart.control(minsplit = 60, minbucket = 30, maxdepth = 4))</text:p>
      <text:p text:style-name="P1"/>
      <text:p text:style-name="P1"># Plot the DT Model</text:p>
      <text:p text:style-name="P1">print('*** Plotting the basic Model ***')</text:p>
      <text:p text:style-name="P1">plot(as.party(dtModel))</text:p>
      <text:p text:style-name="P1"/>
      <text:p text:style-name="P1"/>
      <text:p text:style-name="P1"># Print the DT model as values</text:p>
      <text:p text:style-name="P1">print('*** Printing the basic Model ***')</text:p>
      <text:p text:style-name="P1">print(dtModel)</text:p>
      <text:p text:style-name="P1"/>
      <text:p text:style-name="P1"/>
      <text:p text:style-name="P1"># --- Working on Binary Values ----</text:p>
      <text:p text:style-name="P1"/>
      <text:p text:style-name="P1"/>
      <text:p text:style-name="P1"># Change the values of param RESPONSE from 0,1 to N,Y</text:p>
      <text:p text:style-name="P1">target = ifelse(RESPONSE==1, 'Y', 'N')</text:p>
      <text:p text:style-name="P1"/>
      <text:p text:style-name="P1"># Add the newly created param to the data</text:p>
      <text:p text:style-name="P1">data &lt;- data.frame(data,targe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